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2pt" fo:language="ru" fo:country="RU" fo:font-style="italic" style:text-underline-style="solid" style:text-underline-width="auto" style:text-underline-color="font-color" officeooo:rsid="000123c7" officeooo:paragraph-rsid="000123c7" style:font-size-asian="36.75pt" style:font-style-asian="italic" style:font-size-complex="42pt" style:font-style-complex="italic"/>
    </style:style>
    <style:style style:name="P2" style:family="paragraph" style:parent-style-name="Standard">
      <style:text-properties fo:font-size="20pt" fo:language="ru" fo:country="RU" officeooo:rsid="000123c7" officeooo:paragraph-rsid="000123c7" style:font-size-asian="17.5pt" style:font-size-complex="20pt"/>
    </style:style>
    <style:style style:name="P3" style:family="paragraph" style:parent-style-name="Standard">
      <style:text-properties officeooo:paragraph-rsid="000123c7"/>
    </style:style>
    <style:style style:name="P4" style:family="paragraph" style:parent-style-name="Standard">
      <style:text-properties style:font-name="Liberation Mono" fo:font-size="20pt" fo:language="en" fo:country="US" style:text-underline-style="solid" style:text-underline-width="auto" style:text-underline-color="font-color" fo:font-weight="bold" officeooo:rsid="000123c7" officeooo:paragraph-rsid="000123c7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Liberation Mono" fo:font-size="20pt" fo:language="en" fo:country="US" officeooo:rsid="000123c7" officeooo:paragraph-rsid="000123c7" style:font-size-asian="20pt" style:font-size-complex="20pt"/>
    </style:style>
    <style:style style:name="P6" style:family="paragraph" style:parent-style-name="Standard">
      <style:text-properties style:font-name="Liberation Mono" fo:font-size="20pt" fo:language="ru" fo:country="RU" officeooo:rsid="000123c7" officeooo:paragraph-rsid="000123c7" style:font-size-asian="20pt" style:font-size-complex="20pt"/>
    </style:style>
    <style:style style:name="P7" style:family="paragraph" style:parent-style-name="Text_20_body">
      <style:text-properties officeooo:paragraph-rsid="000123c7"/>
    </style:style>
    <style:style style:name="P8" style:family="paragraph" style:parent-style-name="Text_20_body">
      <style:text-properties style:font-name="Georgia" fo:font-size="26pt" officeooo:rsid="000123c7" officeooo:paragraph-rsid="000123c7" style:font-size-asian="22.75pt" style:font-size-complex="26pt"/>
    </style:style>
    <style:style style:name="P9" style:family="paragraph" style:parent-style-name="Text_20_body">
      <style:text-properties style:font-name="Georgia" fo:font-size="26pt" fo:language="ru" fo:country="RU" officeooo:rsid="000123c7" officeooo:paragraph-rsid="000123c7" style:font-size-asian="22.75pt" style:font-size-complex="26pt"/>
    </style:style>
    <style:style style:name="P10" style:family="paragraph" style:parent-style-name="Text_20_body">
      <style:text-properties style:font-name="Georgia" fo:font-size="26pt" fo:font-weight="bold" officeooo:rsid="000123c7" officeooo:paragraph-rsid="000123c7" style:font-size-asian="22.75pt" style:font-weight-asian="bold" style:font-size-complex="2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Mono" fo:language="en" fo:country="US" style:font-size-asian="20pt"/>
    </style:style>
    <style:style style:name="T5" style:family="text">
      <style:text-properties style:font-name="Liberation Mono" fo:language="en" fo:country="US" style:text-underline-style="solid" style:text-underline-width="auto" style:text-underline-color="font-color" fo:font-weight="bold" style:font-size-asian="20pt" style:font-weight-asian="bold" style:font-weight-complex="bold"/>
    </style:style>
    <style:style style:name="T6" style:family="text">
      <style:text-properties style:font-name="Liberation Mono" fo:language="en" fo:country="US" fo:font-style="normal" style:font-size-asian="20pt" style:font-style-asian="normal" style:font-style-complex="normal"/>
    </style:style>
    <style:style style:name="T7" style:family="text">
      <style:text-properties style:font-name="Liberation Mono" fo:language="en" fo:country="US" fo:font-style="normal" style:text-underline-style="none" style:font-size-asian="20pt" style:font-style-asian="normal" style:font-style-complex="normal"/>
    </style:style>
    <style:style style:name="T8" style:family="text">
      <style:text-properties style:font-name="Liberation Mono" fo:language="en" fo:country="US" fo:font-style="italic" style:font-size-asian="20pt" style:font-style-asian="italic" style:font-style-complex="italic"/>
    </style:style>
    <style:style style:name="T9" style:family="text">
      <style:text-properties style:font-name="Liberation Mono" fo:language="en" fo:country="US" fo:font-style="italic" style:text-underline-style="none" style:font-size-asian="20pt" style:font-style-asian="italic" style:font-style-complex="italic"/>
    </style:style>
    <style:style style:name="T10" style:family="text">
      <style:text-properties style:font-name="Liberation Mono" fo:language="en" fo:country="US" fo:font-style="italic" style:text-underline-style="solid" style:text-underline-width="auto" style:text-underline-color="font-color" fo:font-weight="bold" style:font-size-asian="20pt" style:font-style-asian="italic" style:font-weight-asian="bold" style:font-style-complex="italic" style:font-weight-complex="bold"/>
    </style:style>
    <style:style style:name="T11" style:family="text">
      <style:text-properties style:font-name="Liberation Mono" style:font-size-asian="20pt"/>
    </style:style>
    <style:style style:name="T12" style:family="text">
      <style:text-properties style:font-name="Liberation Mono" fo:font-style="italic" style:font-size-asian="20pt" style:font-style-asian="italic" style:font-style-complex="italic"/>
    </style:style>
    <style:style style:name="T13" style:family="text">
      <style:text-properties style:font-name="Liberation Mono" fo:font-style="italic" style:text-underline-style="none" style:font-size-asian="20pt" style:font-style-asian="italic" style:font-style-complex="italic"/>
    </style:style>
    <style:style style:name="T14" style:family="text">
      <style:text-properties style:font-name="Liberation Mono" fo:font-style="italic" style:text-underline-style="solid" style:text-underline-width="auto" style:text-underline-color="font-color" fo:font-weight="bold" style:font-size-asian="20pt" style:font-style-asian="italic" style:font-weight-asian="bold" style:font-style-complex="italic" style:font-weight-complex="bold"/>
    </style:style>
    <style:style style:name="T15" style:family="text">
      <style:text-properties style:font-name="Liberation Mono" style:text-underline-style="solid" style:text-underline-width="auto" style:text-underline-color="font-color" fo:font-weight="bold" style:font-size-asian="20pt" style:font-weight-asian="bold" style:font-weight-complex="bold"/>
    </style:style>
    <style:style style:name="T16" style:family="text">
      <style:text-properties style:font-name="Liberation Mono" fo:font-style="normal" style:font-size-asian="20pt" style:font-style-asian="normal" style:font-style-complex="normal"/>
    </style:style>
    <style:style style:name="T17" style:family="text">
      <style:text-properties style:font-name="Liberation Mono" fo:font-size="20pt" fo:language="ru" fo:country="RU" fo:font-style="italic" style:text-underline-style="none" fo:font-weight="normal" officeooo:rsid="000123c7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style:font-name="Liberation Mono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style:font-name="Liberation Mono" fo:font-size="20pt" fo:font-style="italic" style:text-underline-style="none" style:font-size-asian="20pt" style:font-style-asian="italic" style:font-size-complex="20pt" style:font-style-complex="italic"/>
    </style:style>
    <style:style style:name="T20" style:family="text">
      <style:text-properties style:font-name="Liberation Mono" fo:font-size="20pt" fo:language="en" fo:country="US" fo:font-style="italic" style:text-underline-style="none" fo:font-weight="normal" officeooo:rsid="000123c7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style:text-line-through-style="solid" style:text-line-through-type="single" style:font-name="Liberation Mono" fo:language="en" fo:country="US" fo:font-style="italic" style:font-size-asian="20pt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нспект <text:span text:style-name="T1">13.11.2022</text:span></text:p>
      <text:p text:style-name="P4">1 <text:span text:style-name="T2">Этап: Запомни старое.</text:span></text:p>
      <text:p text:style-name="P5">django-admin startproject OnlineSchool</text:p>
      <text:p text:style-name="P5">cd OnlineSchool</text:p>
      <text:p text:style-name="P5">django-admin startapp OnlineSchoolapp</text:p>
      <text:p text:style-name="P6"><text:span text:style-name="T3">В</text:span> <text:span text:style-name="T1">installed_apps </text:span><text:span text:style-name="T3">пишем</text:span> „<text:span text:style-name="T1">OnlineSchoolapp.apps.OnlineSchoolappConfig”</text:span></text:p>
      <text:p text:style-name="P6"><text:span text:style-name="T3">Пишем</text:span> <text:span text:style-name="T1">python manage.py runserver </text:span><text:span text:style-name="T3">чтобы создалось файл для база данных</text:span></text:p>
      <text:p text:style-name="P6"><text:span text:style-name="T3">Заходим в файл</text:span> <text:span text:style-name="T1">models.py </text:span><text:span text:style-name="T3">пишем</text:span></text:p>
      <text:p text:style-name="P2"><text:span text:style-name="Source_20_Text"><text:span text:style-name="T4">class Student(models.Model):</text:span></text:span></text:p>
      <text:p text:style-name="P2"><text:span text:style-name="Source_20_Text"><text:span text:style-name="T11"><text:tab/>n</text:span></text:span><text:span text:style-name="Source_20_Text"><text:span text:style-name="T4">ame = models.CharField(max_length=255)</text:span></text:span></text:p>
      <text:p text:style-name="P2"><text:span text:style-name="Source_20_Text"><text:span text:style-name="T11"><text:tab/></text:span></text:span><text:span text:style-name="Source_20_Text"><text:span text:style-name="T4">age = models.IntegerField()</text:span></text:span></text:p>
      <text:p text:style-name="P2"><text:span text:style-name="Source_20_Text"><text:span text:style-name="T12">Делаем миграцию модели используя</text:span></text:span><text:span text:style-name="Source_20_Text"><text:span text:style-name="T11"> </text:span></text:span><text:span text:style-name="Source_20_Text"><text:span text:style-name="T4">python manage.py makemigrations</text:span></text:span></text:p>
      <text:p text:style-name="P2"><text:span text:style-name="Source_20_Text"><text:span text:style-name="T12">Мигрируем модели используя</text:span></text:span><text:span text:style-name="Source_20_Text"><text:span text:style-name="T11"> py</text:span></text:span><text:span text:style-name="Source_20_Text"><text:span text:style-name="T4">thon manage.py migrate</text:span></text:span></text:p>
      <text:p text:style-name="P2"><text:span text:style-name="Source_20_Text"><text:span text:style-name="T5">2 </text:span></text:span><text:span text:style-name="Source_20_Text"><text:span text:style-name="T15">Этап: Вот и учим новое!</text:span></text:span></text:p>
      <text:p text:style-name="P2"><text:span text:style-name="Source_20_Text"><text:span text:style-name="T12">Заходим в</text:span></text:span><text:span text:style-name="Source_20_Text"><text:span text:style-name="T11"> </text:span></text:span><text:span text:style-name="Source_20_Text"><text:span text:style-name="T4">SQLiteStudio </text:span></text:span><text:span text:style-name="Source_20_Text"><text:span text:style-name="T12">и нажимаем на</text:span></text:span><text:span text:style-name="Source_20_Text"><text:span text:style-name="T11"> </text:span></text:span><text:span text:style-name="Source_20_Text"><text:span text:style-name="T4">DataBases </text:span></text:span><text:span text:style-name="Source_20_Text"><text:span text:style-name="T12">и создаем просто выберая файл базу данных</text:span></text:span></text:p>
      <text:p text:style-name="P2"><text:span text:style-name="Source_20_Text"><text:span text:style-name="T6">python manage.py shell </text:span></text:span><text:span text:style-name="Source_20_Text"><text:span text:style-name="T12">Запускает интерактивный терминал </text:span></text:span><text:span text:style-name="Source_20_Text"><text:span text:style-name="T16">d</text:span></text:span><text:span text:style-name="Source_20_Text"><text:span text:style-name="T6">jango-python</text:span></text:span></text:p>
      <text:p text:style-name="P2"><text:span text:style-name="Source_20_Text"><text:span text:style-name="T12">Пишем в интерактивном </text:span></text:span><text:span text:style-name="Source_20_Text"><text:span text:style-name="T6">python</text:span></text:span><text:span text:style-name="Source_20_Text"><text:span text:style-name="T8"> </text:span></text:span><text:span text:style-name="Source_20_Text"><text:span text:style-name="T6">shell</text:span></text:span><text:span text:style-name="Source_20_Text"><text:span text:style-name="T8">-</text:span></text:span><text:span text:style-name="Source_20_Text"><text:span text:style-name="T12">терминале </text:span></text:span><text:span text:style-name="Source_20_Text"><text:span text:style-name="T6">from OnlineSchoolapp.models import Student</text:span></text:span></text:p>
      <text:p text:style-name="P2"><text:span text:style-name="Source_20_Text"><text:span text:style-name="T6">student1 = Student(name=”Dima”,age=15)</text:span></text:span></text:p>
      <text:p text:style-name="P2"><text:span text:style-name="Source_20_Text"><text:span text:style-name="T6">student1.save()</text:span></text:span></text:p>
      <text:p text:style-name="P2"><text:soft-page-break/><text:span text:style-name="Source_20_Text"><text:span text:style-name="T12">Проверяем базы данные</text:span></text:span><text:span text:style-name="Source_20_Text"><text:span text:style-name="T16"> </text:span></text:span><text:span text:style-name="Source_20_Text"><text:span text:style-name="T6">student1 </text:span></text:span><text:span text:style-name="Source_20_Text"><text:span text:style-name="T12">в</text:span></text:span><text:span text:style-name="Source_20_Text"><text:span text:style-name="T16"> </text:span></text:span><text:span text:style-name="Source_20_Text"><text:span text:style-name="T6">SQLiteStudio</text:span></text:span></text:p>
      <text:p text:style-name="P2"><text:span text:style-name="Source_20_Text"><text:span text:style-name="T6">student2.name=”Prohor”</text:span></text:span></text:p>
      <text:p text:style-name="P2"><text:span text:style-name="Source_20_Text"><text:span text:style-name="T6">student2.age=17</text:span></text:span></text:p>
      <text:p text:style-name="P2"><text:span text:style-name="Source_20_Text"><text:span text:style-name="T6">student2.save()<text:line-break/></text:span></text:span><text:span text:style-name="Source_20_Text"><text:span text:style-name="T12">Проверяем базы данные</text:span></text:span><text:span text:style-name="Source_20_Text"><text:span text:style-name="T16"> </text:span></text:span><text:span text:style-name="Source_20_Text"><text:span text:style-name="T6">student2 </text:span></text:span><text:span text:style-name="Source_20_Text"><text:span text:style-name="T12">в</text:span></text:span><text:span text:style-name="Source_20_Text"><text:span text:style-name="T16"> </text:span></text:span><text:span text:style-name="Source_20_Text"><text:span text:style-name="T6">SQLiteStudio</text:span></text:span></text:p>
      <text:p text:style-name="P2"><text:span text:style-name="Source_20_Text"><text:span text:style-name="T6">Student.objects.create(name=”Nazar”,age=14)</text:span></text:span></text:p>
      <text:p text:style-name="P2"><text:span text:style-name="Source_20_Text"><text:span text:style-name="T12">Проверяем базы данные в</text:span></text:span><text:span text:style-name="Source_20_Text"><text:span text:style-name="T16"> </text:span></text:span><text:span text:style-name="Source_20_Text"><text:span text:style-name="T6">SQLiteStudio</text:span></text:span></text:p>
      <text:p text:style-name="P2"><text:span text:style-name="Source_20_Text"><text:span text:style-name="T6">Student.objects.all() </text:span></text:span><text:span text:style-name="Source_20_Text"><text:span text:style-name="T12">чтобы проверить список </text:span></text:span><text:span text:style-name="Source_20_Text"><text:span text:style-name="T6">Id</text:span></text:span><text:span text:style-name="Source_20_Text"><text:span text:style-name="T8"> </text:span></text:span><text:span text:style-name="Source_20_Text"><text:span text:style-name="T12">данных</text:span></text:span></text:p>
      <text:p text:style-name="P2"><text:span text:style-name="Source_20_Text"><text:span text:style-name="T6">lst = _</text:span></text:span></text:p>
      <text:p text:style-name="P2"><text:span text:style-name="Source_20_Text"><text:span text:style-name="T6">lst </text:span></text:span><text:span text:style-name="Source_20_Text"><text:span text:style-name="T12">для проверки список </text:span></text:span><text:span text:style-name="Source_20_Text"><text:span text:style-name="T6">Id</text:span></text:span><text:span text:style-name="Source_20_Text"><text:span text:style-name="T8"> </text:span></text:span><text:span text:style-name="Source_20_Text"><text:span text:style-name="T12">данных</text:span></text:span></text:p>
      <text:p text:style-name="P2"><text:span text:style-name="Source_20_Text"><text:span text:style-name="T6">lst[1] </text:span></text:span><text:span text:style-name="Source_20_Text"><text:span text:style-name="T12">показывает второй </text:span></text:span><text:span text:style-name="Source_20_Text"><text:span text:style-name="T6">Id</text:span></text:span><text:span text:style-name="Source_20_Text"><text:span text:style-name="T8"> </text:span></text:span><text:span text:style-name="Source_20_Text"><text:span text:style-name="T12">обьект</text:span></text:span></text:p>
      <text:p text:style-name="P2"><text:span text:style-name="Source_20_Text"><text:span text:style-name="T6">lst[1].name </text:span></text:span><text:span text:style-name="Source_20_Text"><text:span text:style-name="T12">показывает имя</text:span></text:span><text:span text:style-name="Source_20_Text"><text:span text:style-name="T16"> „</text:span></text:span><text:span text:style-name="Source_20_Text"><text:span text:style-name="T6">Prohor”</text:span></text:span></text:p>
      <text:p text:style-name="P2"><text:span text:style-name="Source_20_Text"><text:span text:style-name="T6">lst[1].age = 20 </text:span></text:span><text:span text:style-name="Source_20_Text"><text:span text:style-name="T12">меняет лет Прохору</text:span></text:span></text:p>
      <text:p text:style-name="P2"><text:span text:style-name="Source_20_Text"><text:span text:style-name="T6">lst[1].save() </text:span></text:span><text:span text:style-name="Source_20_Text"><text:span text:style-name="T12">чтобы сохранить изменение базу данных (не работает)</text:span></text:span></text:p>
      <text:p text:style-name="P2"><text:span text:style-name="Source_20_Text"><text:span text:style-name="T6">student1.age = 20</text:span></text:span></text:p>
      <text:p text:style-name="P2"><text:span text:style-name="Source_20_Text"><text:span text:style-name="T6">student1.save()</text:span></text:span></text:p>
      <text:p text:style-name="P2"><text:span text:style-name="Source_20_Text"><text:span text:style-name="T6">Student.objects.get(pk=3)</text:span></text:span><text:span text:style-name="Source_20_Text"><text:span text:style-name="T16"> </text:span></text:span><text:span text:style-name="Source_20_Text"><text:span text:style-name="T12">чтобы обратиться к </text:span></text:span><text:span text:style-name="Source_20_Text"><text:span text:style-name="T6">pk</text:span></text:span><text:span text:style-name="Source_20_Text"><text:span text:style-name="T21">(id)</text:span></text:span><text:span text:style-name="Source_20_Text"><text:span text:style-name="T6"> = 3</text:span></text:span></text:p>
      <text:p text:style-name="P2"><text:span text:style-name="Source_20_Text"><text:span text:style-name="T6">st</text:span></text:span><text:span text:style-name="Source_20_Text"><text:span text:style-name="T21">(student)</text:span></text:span><text:span text:style-name="Source_20_Text"><text:span text:style-name="T6">= _</text:span></text:span></text:p>
      <text:p text:style-name="P2"><text:span text:style-name="Source_20_Text"><text:span text:style-name="T6">st </text:span></text:span><text:span text:style-name="Source_20_Text"><text:span text:style-name="T12">является ссылкой к</text:span></text:span><text:span text:style-name="Source_20_Text"><text:span text:style-name="T16"> </text:span></text:span><text:span text:style-name="Source_20_Text"><text:span text:style-name="T6">pk=3</text:span></text:span></text:p>
      <text:p text:style-name="P2"><text:span text:style-name="Source_20_Text"><text:span text:style-name="T6">st.name </text:span></text:span><text:span text:style-name="Source_20_Text"><text:span text:style-name="T12">показывает</text:span></text:span><text:span text:style-name="Source_20_Text"><text:span text:style-name="T16"> „</text:span></text:span><text:span text:style-name="Source_20_Text"><text:span text:style-name="T6">Nazar”</text:span></text:span></text:p>
      <text:p text:style-name="P2"><text:span text:style-name="Source_20_Text"><text:span text:style-name="T6">st.name = “</text:span></text:span><text:span text:style-name="Source_20_Text"><text:span text:style-name="T16">Назар</text:span></text:span><text:span text:style-name="Source_20_Text"><text:span text:style-name="T6">” </text:span></text:span><text:span text:style-name="Source_20_Text"><text:span text:style-name="T12">меняет имя</text:span></text:span></text:p>
      <text:p text:style-name="P2"><text:span text:style-name="Source_20_Text"><text:span text:style-name="T6">st.save()</text:span></text:span></text:p>
      <text:p text:style-name="P2"><text:span text:style-name="Source_20_Text"><text:span text:style-name="T6">st</text:span></text:span><text:span text:style-name="Source_20_Text"><text:span text:style-name="T21">(student)</text:span></text:span><text:span text:style-name="Source_20_Text"><text:span text:style-name="T6">= Student.objects.get(name=”Dima”) </text:span></text:span><text:span text:style-name="Source_20_Text"><text:span text:style-name="T12">чтобы обратиться к имени Дима</text:span></text:span></text:p>
      <text:p text:style-name="P2"><text:span text:style-name="Source_20_Text"><text:span text:style-name="T6">st.age </text:span></text:span><text:span text:style-name="Source_20_Text"><text:span text:style-name="T13">для проверки сколько лет Диме</text:span></text:span></text:p>
      <text:p text:style-name="P2"><text:soft-page-break/><text:span text:style-name="Source_20_Text"><text:span text:style-name="T7">st.delete()</text:span></text:span><text:span text:style-name="Source_20_Text"><text:span text:style-name="T9"> </text:span></text:span><text:span text:style-name="Source_20_Text"><text:span text:style-name="T13">удаляет данные о Диме</text:span></text:span></text:p>
      <text:p text:style-name="P2"><text:span text:style-name="Source_20_Text"><text:span text:style-name="T10">3</text:span></text:span><text:span text:style-name="Source_20_Text"><text:span text:style-name="T10"> </text:span></text:span><text:span text:style-name="Source_20_Text"><text:span text:style-name="T14">Этап: Тест</text:span></text:span></text:p>
      <text:p text:style-name="P3"><text:span text:style-name="Source_20_Text"><text:span text:style-name="T17">1. </text:span></text:span><text:span text:style-name="Source_20_Text"><text:span text:style-name="T18">Вкажіть команду файлу manage.py для запуску консолі django: </text:span></text:span><text:span text:style-name="Source_20_Text"><text:span text:style-name="T20">shell</text:span></text:span></text:p>
      <text:p text:style-name="P3"><text:span text:style-name="Source_20_Text"><text:span text:style-name="T20">2. Чи потрібно імпортувати клас моделі у консоль django для роботи з базою даних створеного проекту?: True</text:span></text:span></text:p>
      <text:p text:style-name="P3"><text:span text:style-name="Source_20_Text"><text:span text:style-name="T20">3. Пропишіть повністю команду! </text:span></text:span></text:p>
      <text:p text:style-name="Text_20_body"><text:span text:style-name="T19">Як правильно підключити клас DataBase з файлу models.py у консоль Django, якщо файл models.py знаходиться у папці додатку applogika: </text:span><text:span text:style-name="Source_20_Text"><text:span text:style-name="T20">from applogika.models import Database </text:span></text:span></text:p>
      <text:p text:style-name="P7"><text:span text:style-name="Source_20_Text"><text:span text:style-name="T20">4. Чи потрібно використовувати метод save() для змінної var, щоб зберегти запис у базі даних? Приклад: var = DataBase(title = "Головна"): True</text:span></text:span></text:p>
      <text:p text:style-name="P7"><text:span text:style-name="Source_20_Text"><text:span text:style-name="T20">5. Чого не вистачає замість "___", щоб стоврити запис і одразу збереги його у БД? Article.objects.___(title='title1',content='content1'): create</text:span></text:span></text:p>
      <text:p text:style-name="P7"><text:span text:style-name="Source_20_Text"><text:span text:style-name="T20">6. Вкажіть команду замість ___. var = DataBase.___.create(title = "Головна"): objects</text:span></text:span></text:p>
      <text:p text:style-name="P7"><text:span text:style-name="Source_20_Text"><text:span text:style-name="T20">7. Метод objects, який дозволить переглянути всі записи таблиці з бази даних?: all()</text:span></text:span></text:p>
      <text:p text:style-name="P7"><text:soft-page-break/><text:span text:style-name="Source_20_Text"><text:span text:style-name="T20">8. Який метод objects потрібно використовувати для отримання </text:span></text:span><text:span text:style-name="Source_20_Text"><text:span text:style-name="Emphasis"><text:span text:style-name="T20">конкретного</text:span></text:span></text:span><text:span text:style-name="Source_20_Text"><text:span text:style-name="T20"> значення поля з таблиці за якимось параметром?: get()</text:span></text:span></text:p>
      <text:p text:style-name="P7"><text:span text:style-name="Source_20_Text"><text:span text:style-name="T20">9. Чи можна змінити запис, отриманий із БД?: True</text:span></text:span></text:p>
      <text:p text:style-name="P7"><text:span text:style-name="Source_20_Text"><text:span text:style-name="T20">10. Який метод дає змогу видаляти отриманий запис з таблиці?: delete()</text:span></text:span></text:p>
      <text:p text:style-name="P10">Вот и весь конспект!</text:p>
      <text:p text:style-name="P8">Тема конспекта: База Данные <text:span text:style-name="T1">SQLite </text:span><text:span text:style-name="T2">в </text:span><text:span text:style-name="T1">Django</text:span></text:p>
      <text:p text:style-name="P9">Дата конспекта: <text:span text:style-name="T1">13 </text:span>ноября 2022</text:p>
      <text:p text:style-name="P9">Автор конспекта: Срибный Дмитро Олександрович</text:p>
      <text:p text:style-name="P9">Источники из 3го этапа конспекта: https://quizizz.com/join/game/U2FsdGVkX19lcCSWxiT73RagVWLeznFU8hUUPuXnqRz9MgQKyVciglNdc7xTSOsfx%252Bk2KZc4dE1zOlauFV%252FCzw%253D%253D?gameType=live&amp;feature=raiseHand&amp;page=summar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3T19:32:15.437000000</meta:creation-date>
    <dc:date>2022-11-13T21:24:29.609000000</dc:date>
    <meta:editing-duration>PT1H52M15S</meta:editing-duration>
    <meta:editing-cycles>1</meta:editing-cycles>
    <meta:document-statistic meta:table-count="0" meta:image-count="0" meta:object-count="0" meta:page-count="4" meta:paragraph-count="60" meta:word-count="382" meta:character-count="3088" meta:non-whitespace-character-count="2762"/>
    <meta:generator>LibreOffice/7.4.2.3$Windows_X86_64 LibreOffice_project/382eef1f22670f7f4118c8c2dd222ec7ad009daf</meta:generator>
  </office:meta>
</office:document-meta>
</file>